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21fa9b" officeooo:paragraph-rsid="0021fa9b"/>
    </style:style>
    <style:style style:name="P5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Liberation Sans1" fo:font-size="9pt" style:font-size-asian="9pt" style:font-name-complex="Arial1" style:font-size-complex="9pt"/>
    </style:style>
    <style:style style:name="T2" style:family="text">
      <style:text-properties style:font-name="Liberation Sans1" fo:font-size="9pt" style:font-size-asian="9pt" style:font-size-complex="9pt"/>
    </style:style>
    <style:style style:name="T3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4" style:family="text">
      <style:text-properties fo:color="#0000ff" style:font-name="Liberation Sans1" fo:font-size="9pt" fo:font-weight="bold" officeooo:rsid="0021fa9b" style:font-size-asian="9pt" style:font-weight-asian="bold" style:font-name-complex="Arial1" style:font-size-complex="9pt" style:font-weight-complex="bold"/>
    </style:style>
    <style:style style:name="T5" style:family="text">
      <style:text-properties officeooo:rsid="002131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5">El triunfo de los nerds – Cap I</text:span>.</text:h>
      <text:p text:style-name="P4">1- ¿Cuál fué la primera computadora personal?¿Por qué era difícil escribir programas en ella?</text:p>
      <text:p text:style-name="P4">2- ¿Qué características tenía la Apple I?</text:p>
      <text:p text:style-name="P4">3- ¿Qué diferencias tenía la Apple II respecto de su antecesora?</text:p>
      <text:p text:style-name="P4">4- ¿Cuál fué la aplicación que impulsó las ventas de la Apple II? ¿Qué características poseía dicho software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21317c"/>
    </style:style>
    <style:style style:name="MT2" style:family="text">
      <style:text-properties style:font-name="Liberation Sans1" fo:font-size="9pt" style:font-size-asian="9pt" style:font-name-complex="Arial1" style:font-size-complex="9pt"/>
    </style:style>
    <style:style style:name="MT3" style:family="text">
      <style:text-properties style:font-name="Liberation Sans1" fo:font-size="9pt" style:font-size-asian="9pt" style:font-size-complex="9pt"/>
    </style:style>
    <style:style style:name="MT4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5" style:family="text">
      <style:text-properties fo:color="#0000ff" style:font-name="Liberation Sans1" fo:font-size="9pt" fo:font-weight="bold" officeooo:rsid="0021fa9b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<text:span text:style-name="MT1">Cuestionario</text:span> 1 – <text:span text:style-name="MT1">El triunfo de los nerds 1</text:span></text:p>
      </style:header>
      <style:footer>
        <text:p text:style-name="MP3"><text:span text:style-name="MT2">Ing. Arellano - Ing. Aguiar </text:span><text:span text:style-name="MT3"><text:tab/></text:span><text:span text:style-name="MT4">Año 201</text:span><text:span text:style-name="MT5">9</text:span><text:span text:style-name="MT3"><text:tab/></text:span><text:span text:style-name="Page_20_Number"><text:span text:style-name="MT2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1</dc:title>
    <dc:subject>Uso Básico del Shell</dc:subject>
    <meta:initial-creator>Gabriel Arellano</meta:initial-creator>
    <meta:creation-date>2000-01-01T22:13:00</meta:creation-date>
    <dc:date>2019-08-08T21:04:41.979795952</dc:date>
    <meta:print-date>2003-08-08T13:38:00</meta:print-date>
    <meta:keyword>so shell linux</meta:keyword>
    <dc:language>en-US</dc:language>
    <meta:editing-cycles>103</meta:editing-cycles>
    <meta:editing-duration>PT14H32M2S</meta:editing-duration>
    <meta:document-statistic meta:table-count="0" meta:image-count="0" meta:object-count="0" meta:page-count="1" meta:paragraph-count="8" meta:word-count="81" meta:character-count="479" meta:non-whitespace-character-count="403"/>
    <meta:user-defined meta:name="Info 1"/>
    <meta:user-defined meta:name="Info 2"/>
    <meta:user-defined meta:name="Info 3"/>
    <meta:user-defined meta:name="Info 4"/>
  </office:meta>
</office:document-meta>
</file>